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29"/>
          <table:table-cell table:style-name="ce40" table:formula="of:=[.C12]-[.F12]" office:value-type="float" office:value="300" calcext:value-type="float">
            <text:p>300,00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2])" office:value-type="float" office:value="300" calcext:value-type="float">
            <text:p>300,00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11:12:12.899951775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1:12:12.9019666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7-01T11:14:01.970036937</dc:date>
    <meta:print-date>2020-10-05T16:03:21.998000000</meta:print-date>
    <dc:language>pt-PT</dc:language>
    <meta:editing-cycles>562</meta:editing-cycles>
    <meta:editing-duration>P1DT4H51M17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